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s</text:p>
      <text:p text:style-name="Standard"/>
      <text:p text:style-name="Standard"><text:line-break/><text:bookmark text:name="internal-source-marker_0.5282762077826498"/><text:span text:style-name="T1">Users</text:span><text:line-break/><text:span text:style-name="T2"><text:tab/></text:span><text:span text:style-name="T1">Admin</text:span></text:p>
      <text:p text:style-name="P1"><text:tab/><text:tab/>login, Logout, forgot password, reset password</text:p>
      <text:p text:style-name="P1"><text:tab/><text:tab/>Center<text:tab/>- CRUD</text:p>
      <text:p text:style-name="P1"><text:tab/><text:tab/>Program</text:p>
      <text:p text:style-name="P1"><text:tab/><text:tab/><text:tab/>Name, Qualification, Syllabus, Syllabus_detailed, Duration, fees,Timing</text:p>
      <text:p text:style-name="P1"><text:tab/></text:p>
      <text:p text:style-name="Standard"><text:span text:style-name="T1"><text:tab/><text:tab/></text:span><text:line-break/><text:tab/><text:span text:style-name="T1">Center Admin</text:span></text:p>
      <text:p text:style-name="Standard"><text:span text:style-name="T1"><text:tab/><text:tab/>login, Logout, forgot password, reset password<text:line-break/><text:tab/><text:tab/>Phone, email</text:span><text:line-break/></text:p>
      <text:p text:style-name="P1"><text:tab/><text:tab/>Batch</text:p>
      <text:p text:style-name="P1"><text:tab/><text:tab/><text:tab/>BatchID(Year-Month-Program), Intake, application_last_date, start_date, Interview_date</text:p>
      <text:p text:style-name="P1"><text:tab/><text:tab/>Select Candidate, email </text:p>
      <text:p text:style-name="P1"><text:tab/><text:tab/>List of Applicants</text:p>
      <text:p text:style-name="P1"><text:tab/><text:tab/>Applicant name, Phone, email</text:p>
      <text:p text:style-name="P1"><text:tab/><text:tab/></text:p>
      <text:p text:style-name="P1"/>
      <text:p text:style-name="Standard">Applicants</text:p>
      <text:p text:style-name="Standard"><text:tab/>Name, Address, email, mobile, phone, QualifyingExamMarks, Resume Upload, Image Upload, OtherQualifications(Text), Gender, Selected,</text:p>
      <text:p text:style-name="Standard"><text:tab/>Register for a course</text:p>
      <text:p text:style-name="Standard"><text:tab/>Contact Center</text:p>
      <text:p text:style-name="Standard"><text:tab/>List of Selected Candidates</text:p>
      <text:p text:style-name="Standard"/>
      <text:p text:style-name="Standard">Applicant_batch</text:p>
      <text:p text:style-name="Standard"><text:tab/>applicant_id, batch_id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2-11-02T11:30:17</meta:creation-date>
    <dc:date>2012-11-03T14:55:20</dc:date>
    <dc:creator>student </dc:creator>
    <meta:editing-duration>PT04H23M4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24" meta:word-count="72" meta:character-count="667"/>
  </office:meta>
</office:document-meta>
</file>